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fr" fo:country="FR" style:language-asian="zxx" style:country-asian="none" style:language-complex="zxx" style:country-complex="none"/>
    </style:style>
    <style:style style:name="P2" style:family="paragraph" style:parent-style-name="Standard">
      <style:text-properties fo:language="fr" fo:country="FR" style:language-asian="zxx" style:country-asian="none" style:language-complex="zxx" style:country-complex="none"/>
    </style:style>
    <style:style style:name="P3" style:family="paragraph" style:parent-style-name="Standard">
      <style:paragraph-properties fo:padding="0.074cm" fo:border-left="none" fo:border-right="none" fo:border-top="none" fo:border-bottom="0.002cm solid #000000" style:join-border="false"/>
      <style:text-properties fo:language="fr" fo:country="FR" style:language-asian="zxx" style:country-asian="none" style:language-complex="zxx" style:country-complex="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 lame du démon entailla la chaire de Balrok au niveau du ventre. Les ténèbres profitèrent de la brèche pour s'immiscer dans son corps dont chaque parcelle le fit atrocement souffrir. Sa vision s'obscurcit, il sentit le sol se dérober sous ses pieds et bascula dans le vide. La chute semblait infini, et malgré les terribles douleurs emmenant de son corps, aucun son ne sortait de sa bouche. Au bout d'une éternité, il entendit une voix, susurrer à son oreille : « Qu'a t-elle fait pour toi ? Elle ne t'apporte que souffrance et désespoir ! Lâche la ! ». Puis l'atroce chute continua dans un silence de mort. « Personne ne t'oblige à porter ce fardeau. Défait-en ! Libère toi ! ». Balrok se souvint qu'un vieux chaman lui avait dit un jour, qu'un homme était capable de s'habituer à la pire des souffrances ; était-ce vraiment possible ? Toujours est t-il que malgré les douleurs toujours aussi vives, son esprit semblait émerger péniblement. « Lâche la, vermine, ou je t'écrase ! ». Insensiblement, la chute semblait se ralentir. « Je suis ton ami... je peux t'aider... laisse moi porter ton fardeau ». Balrok se sentait maintenant presque flotté dans le néant ; arrivant pratiquement à surmonter la douleur. « Qu'à t-elle à t'offrir ? Douleur et désolation ? ». Balrok ouvrit ses yeux endoloris. Autour de lui, les ténèbres. « Moi je te couvrirai d'or... je t'offrirai des femmes à la beauté sans pareille, prête à assouvir le moindre de tes désirs ! ». Recroquevillé sur lui même, il sentit une douce chaleur au creux de son corps. C'est de là qu'émana une lueur blanchâtre à peine perceptible. « Pourquoi t'entêter !? Repousse-la ! ». La lueur s'amplifia doucement. « Tu sais bien qu'il n'y a pas d'autre issu à ce cauchemar. Laisse moi mettre un terme à tes souffrances. Lâche-la ! ». La lueur blanche redoubla de vigueur en envahi l'espace. « Non... ». Balrok, aveuglé, distingua à peine la silhouette du démon, près de lui, qui se dissipait peu à peu. « Je te retrouverai... ». Balrok se réveilla dans la grotte, allongé nu près de l'orbe originelle, affamé et serrant de toutes ses forces, l'épée de Rho dans sa main.</text:p>
      <text:p text:style-name="P3"/>
      <text:p text:style-name="P1"/>
      <text:p text:style-name="Standard">Ingvar et Méo se levèrent tôt mais, se sachant incapable de rattraper Balrok – qui, de toute façon, semblait se diriger vers le camps – ils prirent le temps de trouver un peu de nourriture et de se sustenter avant de se remettre en route. Ce n'est qu'au terme d'une journée de marche éreintante qu'ils parvinrent au cœur des Monts déchirés. Et alors qu'ils n'étaient plus qu'à quelques encablures du camp, un séisme se fit sentir. Très fréquent après le grand cataclysme, ils étaient aujourd'hui plus rare, mais suffisamment courant pour que les humains sache comment y faire face. Les deux compagnons se mirent donc à l'abri le temps que la terre se calme, puis finir le trajet jusqu'au camps. Tout le monde étaient la pour les accueillir, mais aussi pour les assaillir de questions. Balrok était arrivé dans la matinée, trainant son étrange épée et sans daigner répondre à la moindre <text:s/>question, s'était nourrit un peu puis s'en était aller dormir dans un coin reculé d'une grotte. La communauté avait jugé préférable de le laisser retrouver ses forces et au dernière nouvelle, il était toujours dans le royaume des songes.</text:p>
      <text:p text:style-name="Standard"/>
      <text:p text:style-name="Standard">Rassurée, Méo présenta Ingvar aux reste de la communauté et ils racontèrent leur aventure tout en goutant à un repas sommaire. Si beaucoup semblaient se réjouir du succès de la mission, certains s'interrogeait sur le sacrifice qu'avait fait Balrok pour obtenir le présent du titan. Quand Méo alla finalement au près de Balrok pour s'enquérir de son état, elle s'aperçut qu'il avait un sommeil très agité et, ses tentatives pour le réveiller restant veines, elle compris que ce sommeil n'avait rien de naturel ! Méo déposa près de lui l'Orbe originelle, mais, les jours suivant, sa situation n'évolua guère ; passant de phase de sommeil agité à un sommeil très profond. Cela faisait déjà une semaine que Balrok était dans le monde des songes, ses traits creusé par la faim, quand des cris de douleurs atroces se firent entendre. Le barbare se tordait de douleur, de son ventre entaillé jaillissait des gerbes de sang. Méo, se précipita sur l'Orbe originelle qui avait roulé au sol et la plaqua sur la plaie béante. Une lueur blanche, d'abord infime, envahi bientôt l'espace au point d'aveugler tout le monde.</text:p>
      <text:p text:style-name="Standard"/>
      <text:p text:style-name="P1">Quand la lumière disparu, la plaie de Balrok avait disparu... et il ouvrit les ye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H5M47S</meta:editing-duration>
    <meta:editing-cycles>9</meta:editing-cycles>
    <meta:generator>OpenOffice.org/3.3$Win32 OpenOffice.org_project/330m20$Build-9567</meta:generator>
    <dc:date>2011-10-21T01:39:04.53</dc:date>
    <dc:creator>Guillaume Blanchard</dc:creator>
    <meta:document-statistic meta:table-count="0" meta:image-count="0" meta:object-count="0" meta:page-count="1" meta:paragraph-count="4" meta:word-count="767" meta:character-count="4441"/>
    <meta:user-defined meta:name="Info 1"/>
    <meta:user-defined meta:name="Info 2"/>
    <meta:user-defined meta:name="Info 3"/>
    <meta:user-defined meta:name="Info 4"/>
  </office:meta>
</office:document-meta>
</file>